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4292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2pt solid #DFE2E5" style:vertical-align="middle" fo:wrap-option="wrap" fo:background-color="#F6F8FA" style:repeat-content="false"/>
      <style:paragraph-properties fo:text-align="start" fo:margin-left="0.353cm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Component</text:p>
          </table:table-cell>
          <table:table-cell office:value-type="string" table:style-name="ce1">
            <text:p>Mass [Kg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Total mass [Kg]</text:p>
          </table:table-cell>
          <table:table-cell table:style-name="ce1"/>
          <table:table-cell office:value-type="string" table:style-name="ce1">
            <text:p>Mass Constraint</text:p>
          </table:table-cell>
          <table:table-cell office:value-type="string" table:style-name="ce1">
            <text:p>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in frame (mdf)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" table:style-name="ce1">
            <text:p>1</text:p>
          </table:table-cell>
          <table:table-cell office:value-type="float" office:value="6.7000000000000004E-2" table:formula="of:=[.B2]*[.C2]" table:style-name="ce1">
            <text:p>0.067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float" office:value="0.60880000000000012" table:formula="of:=SUM([.D$2:.D$1048576])" table:style-name="ce1">
            <text:p>0.60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duino + shield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" table:style-name="ce1">
            <text:p>1</text:p>
          </table:table-cell>
          <table:table-cell office:value-type="float" office:value="2.0799999999999999E-2" table:formula="of:=[.B3]*[.C3]" table:style-name="ce1">
            <text:p>0.020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wer distibution Board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" table:style-name="ce1">
            <text:p>1</text:p>
          </table:table-cell>
          <table:table-cell office:value-type="float" office:value="1.2200000000000001E-2" table:formula="of:=[.B4]*[.C4]" table:style-name="ce1">
            <text:p>0.01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light controller board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" table:style-name="ce1">
            <text:p>1</text:p>
          </table:table-cell>
          <table:table-cell office:value-type="float" office:value="8.0999999999999996E-3" table:formula="of:=[.B5]*[.C5]" table:style-name="ce1">
            <text:p>0.008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ttery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" table:style-name="ce1">
            <text:p>1</text:p>
          </table:table-cell>
          <table:table-cell office:value-type="float" office:value="0.16800000000000001" table:formula="of:=[.B6]*[.C6]" table:style-name="ce1">
            <text:p>0.1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ceiver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" table:style-name="ce1">
            <text:p>1</text:p>
          </table:table-cell>
          <table:table-cell office:value-type="float" office:value="5.0000000000000001E-3" table:formula="of:=[.B7]*[.C7]" table:style-name="ce1">
            <text:p>0.0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otor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0.12" table:formula="of:=[.B8]*[.C8]" table:style-name="ce1">
            <text:p>0.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eller</text:p>
          </table:table-cell>
          <table:table-cell office:value-type="float" office:value="1.2E-2" table:style-name="ce1">
            <text:p>0.012</text:p>
          </table:table-cell>
          <table:table-cell office:value-type="float" office:value="4" table:style-name="ce1">
            <text:p>4</text:p>
          </table:table-cell>
          <table:table-cell office:value-type="float" office:value="4.8000000000000001E-2" table:formula="of:=[.B9]*[.C9]" table:style-name="ce1">
            <text:p>0.04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ed controller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4" table:style-name="ce1">
            <text:p>4</text:p>
          </table:table-cell>
          <table:table-cell office:value-type="float" office:value="2.8000000000000001E-2" table:formula="of:=[.B10]*[.C10]" table:style-name="ce1">
            <text:p>0.0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ltrasonic range finder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9E-2" table:formula="of:=[.B11]*[.C11]" table:style-name="ce1">
            <text:p>0.0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-po bag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formula="of:=[.B12]*[.C12]" table:style-name="ce1">
            <text:p>0.0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ullet connectors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formula="of:=[.B13]*[.C13]" table:style-name="ce1">
            <text:p>0.0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vo</text:p>
          </table:table-cell>
          <table:table-cell office:value-type="float" office:value="1.37E-2" table:style-name="ce2">
            <text:p>0.0137</text:p>
          </table:table-cell>
          <table:table-cell office:value-type="float" office:value="1" table:style-name="ce1">
            <text:p>1</text:p>
          </table:table-cell>
          <table:table-cell office:value-type="float" office:value="1.37E-2" table:formula="of:=[.B14]*[.C14]" table:style-name="ce1">
            <text:p>0.013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M3 20mm Bolt</text:p>
          </table:table-cell>
          <table:table-cell office:value-type="float" office:value="1.3" table:style-name="ce3">
            <text:p>1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3 15mm Bolt</text:p>
          </table:table-cell>
          <table:table-cell office:value-type="float" office:value="1" table:style-name="ce3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10 x M3 Nut</text:p>
          </table:table-cell>
          <table:table-cell office:value-type="float" office:value="3.3" table:style-name="ce3">
            <text:p>3.3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rebecca toomey</meta:initial-creator>
    <dc:creator>rebecca toomey</dc:creator>
    <meta:creation-date>2018-02-19T09:27:16Z</meta:creation-date>
    <dc:date>2018-02-19T10:36:29Z</dc:date>
  </office:meta>
</office:document-meta>
</file>